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9ef2d"/>
    </style:style>
    <style:style style:name="P2" style:family="paragraph" style:parent-style-name="Text_20_body">
      <style:text-properties officeooo:paragraph-rsid="002086cd"/>
    </style:style>
    <style:style style:name="P3" style:family="paragraph" style:parent-style-name="Text_20_body">
      <style:paragraph-properties fo:line-height="200%"/>
      <style:text-properties officeooo:paragraph-rsid="002086cd"/>
    </style:style>
    <style:style style:name="P4" style:family="paragraph" style:parent-style-name="Text_20_body">
      <style:text-properties officeooo:paragraph-rsid="001ecbe1"/>
    </style:style>
    <style:style style:name="P5" style:family="paragraph" style:parent-style-name="Text_20_body">
      <style:text-properties style:font-name="Liberation Serif"/>
    </style:style>
    <style:style style:name="P6" style:family="paragraph" style:parent-style-name="Text_20_body">
      <style:paragraph-properties fo:text-align="center" style:justify-single-word="false"/>
      <style:text-properties style:font-name="arial" fo:font-size="14pt" fo:font-weight="bold" officeooo:rsid="00196ca1" officeooo:paragraph-rsid="00196ca1" style:font-size-asian="14pt" style:font-weight-asian="bold" style:font-size-complex="14pt" style:font-weight-complex="bold"/>
    </style:style>
    <style:style style:name="P7" style:family="paragraph" style:parent-style-name="Text_20_body">
      <style:text-properties style:font-name="arial" fo:font-weight="bold" officeooo:rsid="002086cd" officeooo:paragraph-rsid="002086cd" style:font-weight-asian="bold" style:font-weight-complex="bold"/>
    </style:style>
    <style:style style:name="P8" style:family="paragraph" style:parent-style-name="Heading_20_3">
      <style:text-properties style:font-name="arial" officeooo:paragraph-rsid="002086cd"/>
    </style:style>
    <style:style style:name="P9" style:family="paragraph" style:parent-style-name="Heading_20_3">
      <style:text-properties style:font-name="arial" fo:font-size="12pt" officeooo:rsid="002086cd" officeooo:paragraph-rsid="002086cd" style:font-size-asian="12pt" style:font-size-complex="12pt"/>
    </style:style>
    <style:style style:name="P10" style:family="paragraph" style:parent-style-name="Heading_20_3">
      <style:paragraph-properties fo:line-height="150%"/>
      <style:text-properties officeooo:paragraph-rsid="0026426b"/>
    </style:style>
    <style:style style:name="P11" style:family="paragraph" style:parent-style-name="Standard" style:list-style-name="L3">
      <style:paragraph-properties fo:line-height="150%"/>
      <style:text-properties officeooo:paragraph-rsid="002086cd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>
      <style:paragraph-properties fo:line-height="150%"/>
      <style:text-properties officeooo:paragraph-rsid="002086cd"/>
    </style:style>
    <style:style style:name="P15" style:family="paragraph" style:parent-style-name="Text_20_body">
      <style:paragraph-properties fo:line-height="150%"/>
      <style:text-properties officeooo:paragraph-rsid="002086cd"/>
    </style:style>
    <style:style style:name="P16" style:family="paragraph" style:parent-style-name="Text_20_body">
      <style:paragraph-properties fo:line-height="150%"/>
      <style:text-properties officeooo:paragraph-rsid="0026426b"/>
    </style:style>
    <style:style style:name="P17" style:family="paragraph" style:parent-style-name="Text_20_body">
      <style:paragraph-properties fo:line-height="150%"/>
      <style:text-properties officeooo:paragraph-rsid="002a2495"/>
    </style:style>
    <style:style style:name="P18" style:family="paragraph" style:parent-style-name="Text_20_body" style:list-style-name="L4">
      <style:paragraph-properties fo:line-height="150%"/>
      <style:text-properties officeooo:paragraph-rsid="002a2495"/>
    </style:style>
    <style:style style:name="P19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officeooo:rsid="002086cd"/>
    </style:style>
    <style:style style:name="T2" style:family="text">
      <style:text-properties fo:font-size="12pt" officeooo:rsid="002086cd" style:font-size-asian="12pt" style:font-size-complex="12pt"/>
    </style:style>
    <style:style style:name="T3" style:family="text">
      <style:text-properties fo:font-size="12pt" officeooo:rsid="00196ca1" style:font-size-asian="12pt" style:font-size-complex="12pt"/>
    </style:style>
    <style:style style:name="T4" style:family="text">
      <style:text-properties style:font-name="arial"/>
    </style:style>
    <style:style style:name="T5" style:family="text">
      <style:text-properties style:font-name="arial" fo:font-size="9pt" style:font-size-asian="9pt" style:font-size-complex="9pt"/>
    </style:style>
    <style:style style:name="T6" style:family="text">
      <style:text-properties style:font-name="arial" officeooo:rsid="002086cd"/>
    </style:style>
    <style:style style:name="T7" style:family="text">
      <style:text-properties style:font-name="arial" officeooo:rsid="0019ef2d"/>
    </style:style>
    <style:style style:name="T8" style:family="text">
      <style:text-properties style:font-name="arial" officeooo:rsid="001ecbe1"/>
    </style:style>
    <style:style style:name="T9" style:family="text">
      <style:text-properties style:font-name="arial" officeooo:rsid="002086cd" style:font-name-asian="Noto Sans Mono CJK SC" style:font-name-complex="Liberation Mono"/>
    </style:style>
    <style:style style:name="T10" style:family="text">
      <style:text-properties style:font-name="arial" fo:font-size="12pt" officeooo:rsid="002086cd" style:font-size-asian="12pt" style:font-size-complex="12pt"/>
    </style:style>
    <style:style style:name="T11" style:family="text">
      <style:text-properties style:font-name="arial" fo:font-size="12pt" officeooo:rsid="0026426b" style:font-size-asian="12pt" style:font-size-complex="12pt"/>
    </style:style>
    <style:style style:name="T12" style:family="text">
      <style:text-properties style:font-name="arial" fo:font-size="12pt" style:text-underline-style="solid" style:text-underline-width="auto" style:text-underline-color="font-color" officeooo:rsid="0026426b" style:font-size-asian="12pt" style:font-size-complex="12pt"/>
    </style:style>
    <style:style style:name="T13" style:family="text">
      <style:text-properties style:font-name="arial" fo:font-size="12pt" style:text-underline-style="none" officeooo:rsid="0026426b" style:font-size-asian="12pt" style:font-size-complex="12pt"/>
    </style:style>
    <style:style style:name="T14" style:family="text">
      <style:text-properties style:font-name="arial" fo:font-size="12pt" style:text-underline-style="none" officeooo:rsid="002a2495" style:font-size-asian="12pt" style:font-size-complex="12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Implementation of </text:span>OpenFDA <text:span text:style-name="T1">API</text:span></text:p>
      <text:p text:style-name="P5"/>
      <text:p text:style-name="P7">1) API Basics</text:p>
      <text:p text:style-name="Text_20_body"><text:span text:style-name="T4">The API returns individual results as </text:span><text:a xlink:type="simple" xlink:href="http://www.json.org/" text:style-name="Internet_20_link" text:visited-style-name="Visited_20_Internet_20_Link"><text:span text:style-name="T4">JSON</text:span></text:a><text:span text:style-name="T4"> by default. The JSON object has two sections:</text:span></text:p>
      <text:list xml:id="list314377696" text:style-name="L1">
        <text:list-item>
          <text:p text:style-name="P12"><text:span text:style-name="Source_20_Text"><text:span text:style-name="T4">meta</text:span></text:span><text:span text:style-name="T4">: Metadata about the query, including a disclaimer, link to data license, last-updated date, and total matching records, if applicable.</text:span></text:p>
        </text:list-item>
        <text:list-item>
          <text:p text:style-name="P12"><text:span text:style-name="Source_20_Text"><text:span text:style-name="T4">results</text:span></text:span><text:span text:style-name="T4">: An array of matching results, dependent on which endpoint was queried.</text:span></text:p>
        </text:list-item>
      </text:list>
      <text:h text:style-name="P9" text:outline-level="3">2) Query Parameters and Syntax</text:h>
      <text:section text:style-name="Sect1" text:name="doc-container">
        <text:p text:style-name="Text_20_body"><text:span text:style-name="T4">The API supports four query parameters. The basic building block of queries is the </text:span><text:span text:style-name="Source_20_Text"><text:span text:style-name="T4">search</text:span></text:span><text:span text:style-name="T4"> parameter. Use it to “filter” requests to the API by looking in specific fields for matches. Each endpoint has its own unique fields that can be searched.</text:span></text:p>
        <text:list xml:id="list3345649901" text:style-name="L2">
          <text:list-item>
            <text:p text:style-name="P19"><text:span text:style-name="Source_20_Text"><text:span text:style-name="T4">search</text:span></text:span><text:span text:style-name="T4">: What to search for, in which fields. If you don’t specify a field to search, the API will search in every field. </text:span></text:p>
          </text:list-item>
          <text:list-item>
            <text:p text:style-name="P19"><text:span text:style-name="Source_20_Text"><text:span text:style-name="T4">sort</text:span></text:span><text:span text:style-name="T4">: Sort the results of the </text:span><text:span text:style-name="Source_20_Text"><text:span text:style-name="T4">search</text:span></text:span><text:span text:style-name="T4"> by the specified field in ascending or descending order by using the </text:span><text:span text:style-name="Source_20_Text"><text:span text:style-name="T4">:asc</text:span></text:span><text:span text:style-name="T4"> or </text:span><text:span text:style-name="Source_20_Text"><text:span text:style-name="T4">:desc</text:span></text:span><text:span text:style-name="T4"> modifier. </text:span></text:p>
          </text:list-item>
          <text:list-item>
            <text:p text:style-name="P19"><text:span text:style-name="Source_20_Text"><text:span text:style-name="T4">count</text:span></text:span><text:span text:style-name="T4">: Count the number of unique values of a certain field, for all the records that matched the </text:span><text:span text:style-name="Source_20_Text"><text:span text:style-name="T4">search</text:span></text:span><text:span text:style-name="T4"> parameter. By default, the API returns the 1000 most frequent values. </text:span></text:p>
          </text:list-item>
          <text:list-item>
            <text:p text:style-name="P19"><text:span text:style-name="Source_20_Text"><text:span text:style-name="T4">limit</text:span></text:span><text:span text:style-name="T4">: Return up to this number of records that match the </text:span><text:span text:style-name="Source_20_Text"><text:span text:style-name="T4">search</text:span></text:span><text:span text:style-name="T4"> parameter. Large numbers (above 100) could take a very long time, or crash your browser. </text:span></text:p>
          </text:list-item>
          <text:list-item>
            <text:p text:style-name="P13"><text:span text:style-name="Source_20_Text"><text:span text:style-name="T4">skip</text:span></text:span><text:span text:style-name="T4">: Skip this number of records that match the </text:span><text:span text:style-name="Source_20_Text"><text:span text:style-name="T4">search</text:span></text:span><text:span text:style-name="T4"> parameter, then return the matching records that follow. Use in combination with </text:span><text:span text:style-name="Source_20_Text"><text:span text:style-name="T4">limit</text:span></text:span><text:span text:style-name="T4"> to paginate results. </text:span></text:p>
          </text:list-item>
        </text:list>
      </text:section>
      <text:p text:style-name="P1"><text:a xlink:type="simple" xlink:href="https://open.fda.gov/apis/query-syntax/" text:style-name="Internet_20_link" text:visited-style-name="Visited_20_Internet_20_Link"><text:span text:style-name="Source_20_Text"><text:span text:style-name="T4">https://open.fda.gov/apis/query-syntax/</text:span></text:span></text:a></text:p>
      <text:h text:style-name="P8" text:outline-level="3"><text:span text:style-name="T2">3) </text:span><text:span text:style-name="T3">API key</text:span></text:h>
      <text:p text:style-name="P2"><text:span text:style-name="T4">Your API key should be passed to the API as the value of the </text:span><text:span text:style-name="Source_20_Text"><text:span text:style-name="T4">api_key</text:span></text:span><text:span text:style-name="T4"> parameter. Include it before other parameters, such as the </text:span><text:span text:style-name="Source_20_Text"><text:span text:style-name="T4">search</text:span></text:span><text:span text:style-name="T4"> parameter. </text:span></text:p>
      <text:p text:style-name="P2"><text:span text:style-name="T4">For example: </text:span><text:span text:style-name="Source_20_Text"><text:span text:style-name="T5">https://api_basics.fda.gov/drug/event.json?api_key=yourAPIKeyHere&amp;search=...</text:span></text:span></text:p>
      <text:p text:style-name="P3"><text:span text:style-name="Source_20_Text"><text:span text:style-name="T6">a</text:span></text:span><text:span text:style-name="Source_20_Text"><text:span text:style-name="T7">pi_key=</text:span></text:span><text:span text:style-name="Source_20_Text"><text:span text:style-name="T4">gFp3yOfVVw8km894lrHoV5uSf2mzCZlab1UBai2A</text:span></text:span></text:p>
      <text:h text:style-name="P9" text:outline-level="3">4) Information that we need - MyData</text:h>
      <text:p text:style-name="P2"><text:span text:style-name="Source_20_Text"><text:span text:style-name="T6">For each pill:</text:span></text:span></text:p>
      <text:p text:style-name="P4"><text:span text:style-name="Source_20_Text"><text:span text:style-name="T4">- </text:span></text:span><text:span text:style-name="Source_20_Text"><text:span text:style-name="T8">brand_name: String</text:span></text:span></text:p>
      <text:p text:style-name="P2"><text:span text:style-name="Source_20_Text"><text:span text:style-name="T6">- AI: Active_ingredients&lt;ArrayList&gt;</text:span></text:span></text:p>
      <text:list xml:id="list2858407436" text:style-name="L3">
        <text:list-item>
          <text:p text:style-name="P11"><text:span text:style-name="Source_20_Text"><text:span text:style-name="T8">a</text:span></text:span><text:bookmark-start text:name="__DdeLink__104_3068229837"/><text:span text:style-name="Source_20_Text"><text:span text:style-name="T8">ctive_ingredients.</text:span></text:span><text:bookmark-end text:name="__DdeLink__104_3068229837"/><text:span text:style-name="Source_20_Text"><text:span text:style-name="T9">name</text:span></text:span><text:span text:style-name="Source_20_Text"><text:span text:style-name="T8">: String</text:span></text:span></text:p>
        </text:list-item>
        <text:list-item>
          <text:p text:style-name="P14"><text:span text:style-name="Source_20_Text"><text:span text:style-name="T8">active_ingredients.</text:span></text:span><text:span text:style-name="Source_20_Text"><text:span text:style-name="T6">strength</text:span></text:span><text:span text:style-name="Source_20_Text"><text:span text:style-name="T8">: String</text:span></text:span></text:p>
        </text:list-item>
      </text:list>
      <text:p text:style-name="P15"><text:span text:style-name="Source_20_Text"><text:span text:style-name="T8"/></text:span></text:p>
      <text:h text:style-name="P10" text:outline-level="3"><text:soft-page-break/><text:span text:style-name="Source_20_Text"><text:span text:style-name="T11">5</text:span></text:span><text:span text:style-name="Source_20_Text"><text:span text:style-name="T10">) </text:span></text:span><text:span text:style-name="Source_20_Text"><text:span text:style-name="T11">Decision about the Query</text:span></text:span></text:h>
      <text:p text:style-name="P16"><text:span text:style-name="Source_20_Text"><text:span text:style-name="T11">Problem: API url call is limited to 100 items</text:span></text:span></text:p>
      <text:p text:style-name="P17"><text:span text:style-name="Source_20_Text"><text:span text:style-name="T13">Solution: <text:s/></text:span></text:span></text:p>
      <text:list xml:id="list3573649958" text:style-name="L4">
        <text:list-item>
          <text:p text:style-name="P18"><text:span text:style-name="Source_20_Text"><text:span text:style-name="T14">Instance of Github OpenFDA</text:span></text:span></text:p>
        </text:list-item>
        <text:list-item>
          <text:p text:style-name="P18"><text:span text:style-name="Source_20_Text"><text:span text:style-name="T14">Download the JSON file</text:span></text:span></text:p>
        </text:list-item>
      </text:list>
      <text:p text:style-name="P16"><text:a xlink:type="simple" xlink:href="https://open.fda.gov/apis/query-syntax/" text:style-name="Internet_20_link" text:visited-style-name="Visited_20_Internet_20_Link"><text:span text:style-name="Source_20_Text"><text:span text:style-name="T12">https://open.fda.gov/apis/downloads/</text:span>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30T17:01:31.638443488</meta:creation-date>
    <dc:date>2020-03-31T22:31:09.954983382</dc:date>
    <meta:editing-duration>PT4H6M26S</meta:editing-duration>
    <meta:editing-cycles>7</meta:editing-cycles>
    <meta:generator>LibreOffice/6.4.2.2$Linux_X86_64 LibreOffice_project/4e471d8c02c9c90f512f7f9ead8875b57fcb1ec3</meta:generator>
    <meta:document-statistic meta:table-count="0" meta:image-count="0" meta:object-count="0" meta:page-count="2" meta:paragraph-count="29" meta:word-count="319" meta:character-count="2047" meta:non-whitespace-character-count="1760"/>
  </office:meta>
</office:document-meta>
</file>